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53cm" svg:stroke-color="#000000" draw:marker-start-width="0.359cm" draw:marker-end-width="0.359cm" draw:fill="solid" draw:fill-color="#77bc65" draw:textarea-horizontal-align="justify" draw:textarea-vertical-align="middle" draw:auto-grow-height="false" fo:min-height="2.526cm" fo:min-width="2.276cm" fo:padding-top="0.178cm" fo:padding-bottom="0.178cm" fo:padding-left="0.303cm" fo:padding-right="0.303cm" draw:shadow="hidden" loext:decorative="false"/>
      <style:paragraph-properties style:writing-mode="lr-tb"/>
    </style:style>
    <style:style style:name="gr2" style:family="graphic" style:parent-style-name="standard">
      <style:graphic-properties draw:stroke="solid" svg:stroke-width="0.053cm" svg:stroke-color="#000000" draw:marker-start-width="0.359cm" draw:marker-end-width="0.359cm" draw:fill-color="#ff972f" draw:textarea-horizontal-align="justify" draw:textarea-vertical-align="middle" draw:auto-grow-height="false" fo:min-height="2.526cm" fo:min-width="2.276cm" fo:padding-top="0.178cm" fo:padding-bottom="0.178cm" fo:padding-left="0.303cm" fo:padding-right="0.303cm" draw:shadow="hidden" loext:decorative="false"/>
      <style:paragraph-properties style:writing-mode="lr-tb"/>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false" fo:min-height="1.889cm" loext:decorative="false"/>
      <style:paragraph-properties style:writing-mode="lr-tb"/>
    </style:style>
    <style:style style:name="gr4" style:family="graphic" style:parent-style-name="standard">
      <style:graphic-properties draw:stroke="solid" svg:stroke-width="0.053cm" svg:stroke-color="#000000" draw:marker-start-width="0.359cm" draw:marker-end-width="0.359cm" draw:textarea-horizontal-align="justify" draw:textarea-vertical-align="middle" draw:auto-grow-height="false" fo:min-height="2.526cm" fo:min-width="2.276cm" fo:padding-top="0.178cm" fo:padding-bottom="0.178cm" fo:padding-left="0.303cm" fo:padding-right="0.303cm" draw:shadow="hidden" loext:decorative="false"/>
      <style:paragraph-properties style:writing-mode="lr-tb"/>
    </style:style>
    <style:style style:name="gr5" style:family="graphic">
      <style:graphic-properties style:protect="size" loext:decorative="false"/>
    </style:style>
    <style:style style:name="pr1" style:family="presentation" style:parent-style-name="Default-notes">
      <style:graphic-properties draw:fill-color="#ffffff" draw:auto-grow-height="false" fo:min-height="13.364cm" loext:decorative="false"/>
      <style:paragraph-properties style:writing-mode="lr-tb"/>
    </style:style>
    <style:style style:name="P1" style:family="paragraph">
      <style:paragraph-properties fo:text-align="center"/>
      <style:text-properties fo:font-size="24pt" fo:font-weight="bold" style:font-size-asian="24pt" style:font-weight-asian="bold" style:font-size-complex="24pt" style:font-weight-complex="bold"/>
    </style:style>
    <style:style style:name="P2" style:family="paragraph">
      <loext:graphic-properties draw:fill="solid" draw:fill-color="#77bc65"/>
      <style:paragraph-properties fo:text-align="center"/>
      <style:text-properties fo:font-size="24pt" fo:font-weight="bold" style:font-size-asian="24pt" style:font-weight-asian="bold" style:font-size-complex="24pt" style:font-weight-complex="bold"/>
    </style:style>
    <style:style style:name="P3" style:family="paragraph">
      <loext:graphic-properties draw:fill-color="#ff972f"/>
      <style:paragraph-properties fo:text-align="center"/>
      <style:text-properties fo:font-size="24pt" fo:font-weight="bold" style:font-size-asian="24pt" style:font-weight-asian="bold" style:font-size-complex="24pt" style:font-weight-complex="bold"/>
    </style:style>
    <style:style style:name="P4" style:family="paragraph">
      <style:paragraph-properties fo:text-align="center"/>
      <style:text-properties fo:font-size="24pt" style:font-size-asian="24pt" style:font-size-complex="24pt"/>
    </style:style>
    <style:style style:name="P5" style:family="paragraph">
      <loext:graphic-properties draw:fill="none" draw:fill-color="#ffffff"/>
      <style:paragraph-properties fo:text-align="center"/>
      <style:text-properties fo:font-size="24pt" style:font-size-asian="24pt" style:font-size-complex="24pt"/>
    </style:style>
    <style:style style:name="P6" style:family="paragraph">
      <loext:graphic-properties draw:fill-color="#ffffff"/>
    </style:style>
    <style:style style:name="T1" style:family="text">
      <style:text-properties fo:font-size="24pt" style:font-size-asian="24pt" style:font-size-complex="2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path draw:style-name="gr1" draw:text-style-name="P2" draw:layer="layout" svg:width="4.053cm" svg:height="3.14cm" svg:x="11.746cm" svg:y="4.903cm" svg:viewBox="0 0 4054 3141" svg:d="M606 540c180 0 358-24 530-70 174-46 340-115 496-205 130-75 251-164 361-265l5 5c1 1 3 3 5 4 1 1 3 3 5 4 1 0 1 1 2 1 4 2 8 3 13 4 4 1 8 2 12 2 2 0 3 0 4-1 104 93 218 176 339 246 156 90 323 159 496 205 173 46 351 70 532 70 179 0 357-24 529-69 3-1 5-2 7-3s3-2 5-4c14 41 27 83 38 125 46 170 69 347 69 525s-23 354-69 524c-46 171-114 335-203 489s-197 295-322 420c-124 125-265 233-419 322-155 89-319 157-489 203-171 45-347 69-525 69s-354-24-525-69c-170-46-334-114-488-203-155-89-296-197-420-322-125-125-233-266-322-420s-157-318-203-489c-46-170-69-346-69-524s23-355 69-525c10-37 21-75 33-111 164 41 333 62 504 62z">
          <text:p text:style-name="P1">AB</text:p>
        </draw:path>
        <draw:path draw:style-name="gr2" draw:text-style-name="P3" draw:layer="layout" svg:width="3.526cm" svg:height="4.053cm" svg:x="7.473cm" svg:y="4.446cm" svg:viewBox="0 0 3527 4054" svg:d="M458 2552c46-171 69-347 69-525s-23-354-69-525c-46-170-114-334-203-489-72-125-158-243-255-349 22-24 44-48 67-70 124-125 265-233 420-322 154-89 318-157 488-203 171-46 347-69 525-69s354 23 525 69c170 46 334 114 489 203 154 89 295 197 419 322 125 124 233 265 322 419 89 155 157 319 203 489 46 171 69 347 69 525s-23 354-69 525c-46 170-114 334-203 489-89 154-197 295-322 419-124 125-265 233-419 322-155 89-319 157-489 203-171 46-347 69-525 69s-354-23-525-69c-170-46-334-114-488-203-155-89-296-197-420-322-23-22-45-46-67-70 97-106 183-224 255-349 89-155 157-319 203-489z">
          <text:p text:style-name="P1">B</text:p>
        </draw:path>
        <draw:frame draw:style-name="gr3" draw:text-style-name="P5" draw:layer="layout" svg:width="13.5cm" svg:height="2.139cm" svg:x="2.5cm" svg:y="2.181cm">
          <draw:text-box>
            <text:p text:style-name="P4"><text:span text:style-name="T1">Type II </text:span><text:span text:style-name="T1">Factorial </text:span><text:span text:style-name="T1">Effects</text:span></text:p>
          </draw:text-box>
        </draw:frame>
        <draw:path draw:style-name="gr4" draw:text-style-name="P1" draw:layer="layout" svg:width="3.426cm" svg:height="4.053cm" svg:x="2.5cm" svg:y="4.473cm" svg:viewBox="0 0 3427 4054" svg:d="M3394 594c-125 124-233 265-322 420-89 154-157 318-203 488-46 171-69 347-69 525s23 354 69 525c46 170 114 334 203 488 89 155 197 296 322 420 11 11 22 22 33 33-116 111-246 208-386 289-155 89-319 157-489 203-171 46-347 69-525 69s-354-23-525-69c-170-46-334-114-488-203-155-89-296-197-420-322-125-124-233-265-322-420-89-154-157-318-203-488-46-171-69-347-69-525s23-354 69-525c46-170 114-334 203-488 89-155 197-296 322-420 124-125 265-233 420-322 154-89 318-157 488-203 171-46 347-69 525-69s354 23 525 69c170 46 334 114 489 203 140 81 270 178 386 289-11 11-22 22-33 33z">
          <text:p text:style-name="P1">A</text:p>
        </draw:path>
        <presentation:notes draw:style-name="dp2">
          <draw:page-thumbnail draw:style-name="gr5"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4-10T09:16:56.486200687</meta:creation-date>
    <dc:date>2025-12-10T07:08:33.843713117</dc:date>
    <meta:editing-duration>PT1H2M55S</meta:editing-duration>
    <meta:editing-cycles>5</meta:editing-cycles>
    <meta:generator>LibreOffice/25.2.6.2$Linux_X86_64 LibreOffice_project/520$Build-2</meta:generator>
    <dc:creator>Martyn McFarquhar</dc:creator>
    <meta:document-statistic meta:object-count="27"/>
  </office:meta>
</office:document-meta>
</file>